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15pt"/>
    </style:style>
    <style:style style:name="co2" style:family="table-column">
      <style:table-column-properties fo:break-before="auto" style:column-width="131.24pt"/>
    </style:style>
    <style:style style:name="co3" style:family="table-column">
      <style:table-column-properties fo:break-before="auto" style:column-width="167.1pt"/>
    </style:style>
    <style:style style:name="co4" style:family="table-column">
      <style:table-column-properties fo:break-before="auto" style:column-width="127.7pt"/>
    </style:style>
    <style:style style:name="co5" style:family="table-column">
      <style:table-column-properties fo:break-before="auto" style:column-width="94.9pt"/>
    </style:style>
    <style:style style:name="co6" style:family="table-column">
      <style:table-column-properties fo:break-before="auto" style:column-width="114.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ce3"/>
        <table:table-row table:style-name="ro1">
          <table:table-cell table:style-name="ce1" office:value-type="string" calcext:value-type="string">
            <text:p>SN</text:p>
          </table:table-cell>
          <table:table-cell table:style-name="ce1" office:value-type="string" calcext:value-type="string">
            <text:p>Team Name</text:p>
          </table:table-cell>
          <table:table-cell table:style-name="ce1" office:value-type="string" calcext:value-type="string">
            <text:p>College</text:p>
          </table:table-cell>
          <table:table-cell table:style-name="ce1" office:value-type="string" calcext:value-type="string">
            <text:p>Team Leader Name</text:p>
          </table:table-cell>
          <table:table-cell table:style-name="ce1" office:value-type="string" calcext:value-type="string">
            <text:p>Contact Number</text:p>
          </table:table-cell>
          <table:table-cell table:style-name="ce1" office:value-type="string" calcext:value-type="string">
            <text:p>Number of Participants</text:p>
          </table:table-cell>
          <table:table-cell table:style-name="Default" office:value-type="string" calcext:value-type="string">
            <text:p>Team Member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rimeCoders</text:p>
          </table:table-cell>
          <table:table-cell office:value-type="string" calcext:value-type="string">
            <text:p>Prime College</text:p>
          </table:table-cell>
          <table:table-cell office:value-type="string" calcext:value-type="string">
            <text:p>Manil Pun</text:p>
          </table:table-cell>
          <table:table-cell office:value-type="float" office:value="9869211129" calcext:value-type="float">
            <text:p>9869211129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Ganesh Lamichhan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Thunderbolts</text:p>
          </table:table-cell>
          <table:table-cell office:value-type="string" calcext:value-type="string">
            <text:p>Kantipur Engineering College</text:p>
          </table:table-cell>
          <table:table-cell office:value-type="string" calcext:value-type="string">
            <text:p>Nirajan Bista</text:p>
          </table:table-cell>
          <table:table-cell office:value-type="float" office:value="9868729837" calcext:value-type="float">
            <text:p>98687298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raj Joshi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ied-Pieper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Shirshak Upadhayay</text:p>
          </table:table-cell>
          <table:table-cell office:value-type="float" office:value="9843807144" calcext:value-type="float">
            <text:p>9843807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tish Neupane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Team Liquid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Nisseem Rana Magar</text:p>
          </table:table-cell>
          <table:table-cell office:value-type="float" office:value="9803338437" calcext:value-type="float">
            <text:p>98033384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wash Al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Ram Sharan Shah</text:p>
          </table:table-cell>
          <table:table-cell office:value-type="float" office:value="9816769874" calcext:value-type="float">
            <text:p>98167698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dab Gharti GC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heetalSamir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Sheetal Adhikari</text:p>
          </table:table-cell>
          <table:table-cell office:value-type="float" office:value="9868643454" calcext:value-type="float">
            <text:p>98686434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eer Maharjan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Gaurav Agre</text:p>
          </table:table-cell>
          <table:table-cell office:value-type="string" calcext:value-type="string">
            <text:p>NSUT</text:p>
          </table:table-cell>
          <table:table-cell office:value-type="string" calcext:value-type="string">
            <text:p>Gaurav Agrawal</text:p>
          </table:table-cell>
          <table:table-cell office:value-type="float" office:value="9860316878" calcext:value-type="float">
            <text:p>98603168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ubham Dey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NCIT, and Nami College</text:p>
          </table:table-cell>
          <table:table-cell office:value-type="string" calcext:value-type="string">
            <text:p>Gaurav Jaiswal</text:p>
          </table:table-cell>
          <table:table-cell office:value-type="float" office:value="9816807906" calcext:value-type="float">
            <text:p>98168079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bek Dhakal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Noob Sages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Sandarbha Dawadi</text:p>
          </table:table-cell>
          <table:table-cell office:value-type="float" office:value="9861135914" calcext:value-type="float">
            <text:p>98611359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kesh khusu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emonade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Laxman Pokhrel </text:p>
          </table:table-cell>
          <table:table-cell office:value-type="float" office:value="9849667274" calcext:value-type="float">
            <text:p>98496672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ntika Dhital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Hello Group</text:p>
          </table:table-cell>
          <table:table-cell office:value-type="string" calcext:value-type="string">
            <text:p>EEC and NCIT</text:p>
          </table:table-cell>
          <table:table-cell office:value-type="string" calcext:value-type="string">
            <text:p>Prayash Shrestha</text:p>
          </table:table-cell>
          <table:table-cell office:value-type="float" office:value="9843818951" calcext:value-type="float">
            <text:p>98438189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isa Maharjan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las </text:p>
          </table:table-cell>
          <table:table-cell office:value-type="string" calcext:value-type="string">
            <text:p>Kathford International College of Engineering and Management</text:p>
          </table:table-cell>
          <table:table-cell office:value-type="string" calcext:value-type="string">
            <text:p>Lal Bahadur Shrestha</text:p>
          </table:table-cell>
          <table:table-cell office:value-type="float" office:value="9821430562" calcext:value-type="float">
            <text:p>98214305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sh Dah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table:number-columns-repeated="4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14:54:26.540000000</meta:creation-date>
    <dc:date>2019-07-14T15:05:04.663000000</dc:date>
    <meta:editing-duration>PT10M38S</meta:editing-duration>
    <meta:editing-cycles>1</meta:editing-cycles>
    <meta:document-statistic meta:table-count="1" meta:cell-count="95" meta:object-count="0"/>
    <meta:generator>LibreOffice/6.2.2.2$Windows_X86_64 LibreOffice_project/2b840030fec2aae0fd2658d8d4f9548af4e3518d</meta:generator>
  </office:meta>
</office:document-meta>
</file>